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R12" svg:font-family="CMR12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061c11" officeooo:paragraph-rsid="00061c1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margin-top="0.1in" fo:margin-bottom="0.1in" loext:contextual-spacing="false"/>
    </style:style>
    <style:style style:name="P5" style:family="paragraph" style:parent-style-name="Standard">
      <style:paragraph-properties fo:margin-top="0.1in" fo:margin-bottom="0.1in" loext:contextual-spacing="false"/>
      <style:text-properties fo:font-style="italic" style:font-style-asian="italic" style:font-style-complex="italic"/>
    </style:style>
    <style:style style:name="P6" style:family="paragraph" style:parent-style-name="Text_20_body">
      <style:text-properties officeooo:rsid="00061c11" officeooo:paragraph-rsid="00061c11"/>
    </style:style>
    <style:style style:name="P7" style:family="paragraph" style:parent-style-name="Text_20_body">
      <style:text-properties officeooo:rsid="0008cdd7" officeooo:paragraph-rsid="0008cdd7"/>
    </style:style>
    <style:style style:name="P8" style:family="paragraph" style:parent-style-name="Text_20_body">
      <style:paragraph-properties fo:margin-top="0.2in" fo:margin-bottom="0.1in" loext:contextual-spacing="false"/>
      <style:text-properties officeooo:rsid="00061c11" officeooo:paragraph-rsid="00061c11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4">Authors</text:p>
      <text:p text:style-name="P5">Department of Materials Engineering, Federal University of São Carlos</text:p>
      <text:h text:style-name="Heading_20_1" text:outline-level="1">Abstract</text:h>
      <text:p text:style-name="P1">Text.</text:p>
      <text:p text:style-name="P8"><text:span text:style-name="T1">Keywords</text:span>: </text:p>
      <text:h text:style-name="P3" text:outline-level="1">Introduction</text:h>
      <text:p text:style-name="P1">Text.</text:p>
      <text:h text:style-name="Heading_20_1" text:outline-level="1">Conclusion</text:h>
      <text:p text:style-name="P7">Text.</text:p>
      <text:h text:style-name="Heading_20_1" text:outline-level="1">Acknowledgments</text:h>
      <text:p text:style-name="P1">This study was financed in part by the São Paulo State Research Foundation support (FAPESP grant number 2017/12491-0 and 2013/07793-6) and in part by the Coordenação de Aperfeiçoamento de Pessoal de Nível Superior - Brasil (CAPES) - Finance Code 001. </text:p>
      <text:h text:style-name="Heading_20_1" text:outline-level="1">Referenc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R12" svg:font-family="CMR12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15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ed" style:family="paragraph" style:parent-style-name="Standard" style:default-outline-level="">
      <style:paragraph-properties fo:margin-left="0.3in" fo:margin-right="0in" fo:margin-top="0.0835in" fo:margin-bottom="0.0835in" loext:contextual-spacing="false" fo:text-align="justify" style:justify-single-word="false" fo:orphans="2" fo:widows="2" fo:hyphenation-ladder-count="no-limit" fo:text-indent="-0.3in" style:auto-text-indent="false" style:punctuation-wrap="simple"/>
      <style:text-properties style:use-window-font-color="true" style:font-name-asian="Times New Roman" style:font-family-asian="'Times New Roman'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8:41:18.290840116</meta:creation-date>
    <meta:editing-duration>PT3M13S</meta:editing-duration>
    <meta:editing-cycles>6</meta:editing-cycles>
    <meta:generator>LibreOffice/6.4.5.2$Linux_X86_64 LibreOffice_project/40$Build-2</meta:generator>
    <meta:initial-creator>Daniel Cassar</meta:initial-creator>
    <dc:date>2020-08-21T18:44:30.084274388</dc:date>
    <dc:creator>Daniel Cassar</dc:creator>
    <meta:document-statistic meta:table-count="0" meta:image-count="0" meta:object-count="0" meta:page-count="2" meta:paragraph-count="14" meta:word-count="66" meta:character-count="418" meta:non-whitespace-character-count="369"/>
  </office:meta>
</office:document-meta>
</file>